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closed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xdata)" office:value-type="float" office:value="-16109.9526066351" calcext:value-type="float">
            <text:p>-16110</text:p>
          </table:table-cell>
          <table:table-cell table:style-name="ce1" table:formula="of:=AVERAGE(zdata)" office:value-type="float" office:value="-217.099526066351" calcext:value-type="float">
            <text:p>-21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1" table:formula="of:=STDEV(xdata)" office:value-type="float" office:value="30.6683896565418" calcext:value-type="float">
            <text:p>31</text:p>
          </table:table-cell>
          <table:table-cell table:style-name="ce1" table:formula="of:=STDEV(zdata)" office:value-type="float" office:value="41.3376865959823" calcext:value-type="float">
            <text:p>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xdata)" office:value-type="float" office:value="-16208" calcext:value-type="float">
            <text:p>-16208</text:p>
          </table:table-cell>
          <table:table-cell table:formula="of:=MIN(zdata)" office:value-type="float" office:value="-352" calcext:value-type="float">
            <text:p>-35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xdata)" office:value-type="float" office:value="-16016" calcext:value-type="float">
            <text:p>-16016</text:p>
          </table:table-cell>
          <table:table-cell table:formula="of:=MAX(zdata)" office:value-type="float" office:value="-128" calcext:value-type="float">
            <text:p>-1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208" calcext:value-type="float">
            <text:p>-1620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92" calcext:value-type="float">
            <text:p>-1619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</table:table>
      <table:table table:name="jammed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7:.B207])" office:value-type="float" office:value="-16070.2089552239" calcext:value-type="float">
            <text:p>-16070</text:p>
          </table:table-cell>
          <table:table-cell table:style-name="ce1" table:formula="of:=AVERAGE([.C7:.C207])" office:value-type="float" office:value="-954.746268656717" calcext:value-type="float">
            <text:p>-955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1" table:formula="of:=STDEV([.B7:.B207])" office:value-type="float" office:value="43.2552438370539" calcext:value-type="float">
            <text:p>43</text:p>
          </table:table-cell>
          <table:table-cell table:style-name="ce1" table:formula="of:=STDEV([.C7:.C207])" office:value-type="float" office:value="54.6152020824556" calcext:value-type="float">
            <text:p>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7:.B207])" office:value-type="float" office:value="-16400" calcext:value-type="float">
            <text:p>-16400</text:p>
          </table:table-cell>
          <table:table-cell table:formula="of:=MIN([.C7:.C207])" office:value-type="float" office:value="-1104" calcext:value-type="float">
            <text:p>-110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7:.B207])" office:value-type="float" office:value="-15984" calcext:value-type="float">
            <text:p>-15984</text:p>
          </table:table-cell>
          <table:table-cell table:formula="of:=MAX([.C7:.C207])" office:value-type="float" office:value="-832" calcext:value-type="float">
            <text:p>-8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56" calcext:value-type="float">
            <text:p>-105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56" calcext:value-type="float">
            <text:p>-10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832" calcext:value-type="float">
            <text:p>-83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5984" calcext:value-type="float">
            <text:p>-1598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56" calcext:value-type="float">
            <text:p>-10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72" calcext:value-type="float">
            <text:p>-10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32" calcext:value-type="float">
            <text:p>-83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5984" calcext:value-type="float">
            <text:p>-15984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400" calcext:value-type="float">
            <text:p>-16400</text:p>
          </table:table-cell>
          <table:table-cell office:value-type="float" office:value="-1104" calcext:value-type="float">
            <text:p>-1104</text:p>
          </table:table-cell>
        </table:table-row>
        <table:table-row table:style-name="ro1">
          <table:table-cell/>
          <table:table-cell office:value-type="float" office:value="-16256" calcext:value-type="float">
            <text:p>-16256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072" calcext:value-type="float">
            <text:p>-10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104" calcext:value-type="float">
            <text:p>-11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32" calcext:value-type="float">
            <text:p>-83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1056" calcext:value-type="float">
            <text:p>-105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72" calcext:value-type="float">
            <text:p>-10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08" calcext:value-type="float">
            <text:p>-10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864" calcext:value-type="float">
            <text:p>-86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12" calcext:value-type="float">
            <text:p>-91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76" calcext:value-type="float">
            <text:p>-9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896" calcext:value-type="float">
            <text:p>-89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28" calcext:value-type="float">
            <text:p>-92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1024" calcext:value-type="float">
            <text:p>-10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992" calcext:value-type="float">
            <text:p>-992</text:p>
          </table:table-cell>
        </table:table-row>
        <table:table-row table:style-name="ro1">
          <table:table-cell/>
          <table:table-cell office:value-type="float" office:value="-16192" calcext:value-type="float">
            <text:p>-16192</text:p>
          </table:table-cell>
          <table:table-cell office:value-type="float" office:value="-944" calcext:value-type="float">
            <text:p>-944</text:p>
          </table:table-cell>
        </table:table-row>
      </table:table>
      <table:table table:name="accel-closed_no-noise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7:.B700])" office:value-type="float" office:value="-16098.7896253602" calcext:value-type="float">
            <text:p>-16099</text:p>
          </table:table-cell>
          <table:table-cell table:style-name="ce1" table:formula="of:=AVERAGE([.C7:.C700])" office:value-type="float" office:value="-257.106628242075" calcext:value-type="float">
            <text:p>-25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1" table:formula="of:=STDEV([.B7:.B700])" office:value-type="float" office:value="32.4009710119091" calcext:value-type="float">
            <text:p>32</text:p>
          </table:table-cell>
          <table:table-cell table:style-name="ce1" table:formula="of:=STDEV([.C7:.C700])" office:value-type="float" office:value="44.2255485881431" calcext:value-type="float">
            <text:p>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7:.B700])" office:value-type="float" office:value="-16176" calcext:value-type="float">
            <text:p>-16176</text:p>
          </table:table-cell>
          <table:table-cell table:formula="of:=MIN([.C7:.C700])" office:value-type="float" office:value="-384" calcext:value-type="float">
            <text:p>-38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7:.B700])" office:value-type="float" office:value="-16016" calcext:value-type="float">
            <text:p>-16016</text:p>
          </table:table-cell>
          <table:table-cell table:formula="of:=MAX([.C7:.C700])" office:value-type="float" office:value="-112" calcext:value-type="float">
            <text:p>-1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84" calcext:value-type="float">
            <text:p>-38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68" calcext:value-type="float">
            <text:p>-36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</table:table>
      <table:table table:name="accel-closed_pwm-noise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7:.B700])" office:value-type="float" office:value="-16097.6368876081" calcext:value-type="float">
            <text:p>-16098</text:p>
          </table:table-cell>
          <table:table-cell table:style-name="ce1" table:formula="of:=AVERAGE([.C7:.C700])" office:value-type="float" office:value="-253.510086455331" calcext:value-type="float">
            <text:p>-254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1" table:formula="of:=STDEV([.B7:.B700])" office:value-type="float" office:value="31.685241662591" calcext:value-type="float">
            <text:p>32</text:p>
          </table:table-cell>
          <table:table-cell table:style-name="ce1" table:formula="of:=STDEV([.C7:.C700])" office:value-type="float" office:value="37.5808398380911" calcext:value-type="float">
            <text:p>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7:.B700])" office:value-type="float" office:value="-16208" calcext:value-type="float">
            <text:p>-16208</text:p>
          </table:table-cell>
          <table:table-cell table:formula="of:=MIN([.C7:.C700])" office:value-type="float" office:value="-352" calcext:value-type="float">
            <text:p>-35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7:.B700])" office:value-type="float" office:value="-16000" calcext:value-type="float">
            <text:p>-16000</text:p>
          </table:table-cell>
          <table:table-cell table:formula="of:=MAX([.C7:.C700])" office:value-type="float" office:value="-144" calcext:value-type="float">
            <text:p>-1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208" calcext:value-type="float">
            <text:p>-1620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92" calcext:value-type="float">
            <text:p>-1619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5984" calcext:value-type="float">
            <text:p>-1598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68" calcext:value-type="float">
            <text:p>-36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288" calcext:value-type="float">
            <text:p>-288</text:p>
          </table:table-cell>
        </table:table-row>
      </table:table>
      <table:table table:name="accel-closed_wifi-noise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7:.B700])" office:value-type="float" office:value="-16104.8299711816" calcext:value-type="float">
            <text:p>-16105</text:p>
          </table:table-cell>
          <table:table-cell table:style-name="ce1" table:formula="of:=AVERAGE([.C7:.C700])" office:value-type="float" office:value="-240.322766570605" calcext:value-type="float">
            <text:p>-24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1" table:formula="of:=STDEV([.B7:.B700])" office:value-type="float" office:value="33.9146270614156" calcext:value-type="float">
            <text:p>34</text:p>
          </table:table-cell>
          <table:table-cell table:style-name="ce1" table:formula="of:=STDEV([.C7:.C700])" office:value-type="float" office:value="39.0488593985697" calcext:value-type="float">
            <text:p>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7:.B700])" office:value-type="float" office:value="-16208" calcext:value-type="float">
            <text:p>-16208</text:p>
          </table:table-cell>
          <table:table-cell table:formula="of:=MIN([.C7:.C700])" office:value-type="float" office:value="-368" calcext:value-type="float">
            <text:p>-36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7:.B700])" office:value-type="float" office:value="-16000" calcext:value-type="float">
            <text:p>-16000</text:p>
          </table:table-cell>
          <table:table-cell table:formula="of:=MAX([.C7:.C700])" office:value-type="float" office:value="-128" calcext:value-type="float">
            <text:p>-1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92" calcext:value-type="float">
            <text:p>-1619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52" calcext:value-type="float">
            <text:p>-35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92" calcext:value-type="float">
            <text:p>-1619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208" calcext:value-type="float">
            <text:p>-1620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92" calcext:value-type="float">
            <text:p>-1619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208" calcext:value-type="float">
            <text:p>-1620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68" calcext:value-type="float">
            <text:p>-36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92" calcext:value-type="float">
            <text:p>-1619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32" calcext:value-type="float">
            <text:p>-1603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00" calcext:value-type="float">
            <text:p>-1600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92" calcext:value-type="float">
            <text:p>-1619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92" calcext:value-type="float">
            <text:p>-16192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60" calcext:value-type="float">
            <text:p>-1616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176" calcext:value-type="float">
            <text:p>-16176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/>
          <table:table-cell office:value-type="float" office:value="-16144" calcext:value-type="float">
            <text:p>-1614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64" calcext:value-type="float">
            <text:p>-16064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16" calcext:value-type="float">
            <text:p>-1601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/>
          <table:table-cell office:value-type="float" office:value="-16048" calcext:value-type="float">
            <text:p>-1604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28" calcext:value-type="float">
            <text:p>-16128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float" office:value="-16096" calcext:value-type="float">
            <text:p>-16096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office:value-type="float" office:value="-16112" calcext:value-type="float">
            <text:p>-16112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/>
          <table:table-cell office:value-type="float" office:value="-16080" calcext:value-type="float">
            <text:p>-16080</text:p>
          </table:table-cell>
          <table:table-cell office:value-type="float" office:value="-240" calcext:value-type="float">
            <text:p>-240</text:p>
          </table:table-cell>
        </table:table-row>
      </table:table>
      <table:named-expressions>
        <table:named-range table:name="xdata" table:base-cell-address="$closed.$B$7" table:cell-range-address="$closed.$B$7:.$B$217"/>
        <table:named-range table:name="xjammed" table:base-cell-address="$jammed.$B$305" table:cell-range-address="$jammed.$B$7:.$B$305"/>
        <table:named-range table:name="zdata" table:base-cell-address="$closed.$C$217" table:cell-range-address="$closed.$C$7:.$C$217"/>
        <table:named-range table:name="zjammed" table:base-cell-address="$jammed.$C$7" table:cell-range-address="$jammed.$C$7:.$C$30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1">00/00/0000</text:date>, <text:time style:data-style-name="N2" text:time-value="07:41:42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1:24:43.379000000</meta:creation-date>
    <dc:date>2017-11-11T08:11:18.682000000</dc:date>
    <meta:editing-duration>PT50M50S</meta:editing-duration>
    <meta:editing-cycles>3</meta:editing-cycles>
    <meta:generator>LibreOffice/5.4.2.2$Windows_X86_64 LibreOffice_project/22b09f6418e8c2d508a9eaf86b2399209b0990f4</meta:generator>
    <meta:document-statistic meta:table-count="5" meta:cell-count="5798" meta:object-count="0"/>
  </office:meta>
</office:document-meta>
</file>